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pt" fo:country="BR" officeooo:rsid="000bed43" officeooo:paragraph-rsid="000bed43"/>
    </style:style>
    <style:style style:name="P2" style:family="paragraph" style:parent-style-name="Text_20_body">
      <style:text-properties fo:language="pt" fo:country="BR" officeooo:rsid="000bed43" officeooo:paragraph-rsid="000bed43"/>
    </style:style>
    <style:style style:name="P3" style:family="paragraph" style:parent-style-name="Text_20_body">
      <style:text-properties fo:font-size="18pt" fo:language="pt" fo:country="BR" officeooo:rsid="000bed43" officeooo:paragraph-rsid="000bed43" style:font-size-asian="18pt" style:font-size-complex="18pt"/>
    </style:style>
    <style:style style:name="P4" style:family="paragraph" style:parent-style-name="Text_20_body">
      <style:text-properties fo:font-size="18pt" fo:language="pt" fo:country="BR" officeooo:rsid="000cfe1a" officeooo:paragraph-rsid="000cfe1a" style:font-size-asian="18pt" style:font-size-complex="18pt"/>
    </style:style>
    <style:style style:name="P5" style:family="paragraph" style:parent-style-name="Text_20_body">
      <style:text-properties fo:font-size="18pt" fo:language="pt" fo:country="BR" officeooo:rsid="000d70f5" officeooo:paragraph-rsid="000d70f5" style:font-size-asian="18pt" style:font-size-complex="18pt"/>
    </style:style>
    <style:style style:name="P6" style:family="paragraph" style:parent-style-name="Standard">
      <style:text-properties fo:font-size="18pt" fo:language="pt" fo:country="BR" style:font-size-asian="18pt" style:font-size-complex="18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ext_20_body">
      <style:text-properties officeooo:rsid="000fea40" officeooo:paragraph-rsid="000fea40"/>
    </style:style>
    <style:style style:name="P9" style:family="paragraph" style:parent-style-name="Text_20_body">
      <style:text-properties officeooo:rsid="0011af19" officeooo:paragraph-rsid="0011af19"/>
    </style:style>
    <style:style style:name="P10" style:family="paragraph" style:parent-style-name="Heading_20_1">
      <style:text-properties fo:language="pt" fo:country="BR" officeooo:rsid="000bed43" officeooo:paragraph-rsid="000bed43"/>
    </style:style>
    <style:style style:name="P11" style:family="paragraph" style:parent-style-name="Heading_20_1">
      <style:text-properties fo:font-size="18pt" fo:language="pt" fo:country="BR" officeooo:rsid="000cfe1a" officeooo:paragraph-rsid="000cfe1a" style:font-size-asian="18pt" style:font-size-complex="18pt"/>
    </style:style>
    <style:style style:name="P12" style:family="paragraph" style:parent-style-name="Heading_20_1">
      <style:text-properties fo:font-size="18pt" fo:language="pt" fo:country="BR" officeooo:rsid="000d70f5" officeooo:paragraph-rsid="000d70f5" style:font-size-asian="18pt" style:font-size-complex="18pt"/>
    </style:style>
    <style:style style:name="P13" style:family="paragraph" style:parent-style-name="Heading_20_1">
      <style:text-properties officeooo:rsid="000fea40" officeooo:paragraph-rsid="000fea40"/>
    </style:style>
    <style:style style:name="P14" style:family="paragraph" style:parent-style-name="Text_20_body">
      <style:text-properties style:font-name="Liberation Sans" fo:font-size="18pt" fo:font-weight="bold" officeooo:rsid="000fea40" officeooo:paragraph-rsid="000fea40" style:font-name-asian="Noto Sans CJK SC" style:font-size-asian="18pt" style:font-weight-asian="bold" style:font-name-complex="Lohit Devanagari1" style:font-size-complex="18pt" style:font-weight-complex="bold"/>
    </style:style>
    <style:style style:name="P15" style:family="paragraph" style:parent-style-name="Text_20_body">
      <style:text-properties fo:font-size="18pt" fo:language="pt" fo:country="BR" officeooo:rsid="000cfe1a" officeooo:paragraph-rsid="000cfe1a" style:font-size-asian="18pt" style:font-size-complex="18pt"/>
    </style:style>
    <style:style style:name="P16" style:family="paragraph" style:parent-style-name="Text_20_body">
      <style:text-properties fo:font-size="18pt" fo:language="pt" fo:country="BR" officeooo:rsid="00130046" officeooo:paragraph-rsid="00130046" style:font-size-asian="18pt" style:font-size-complex="18pt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11af19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4" style:family="text">
      <style:text-properties officeooo:rsid="000c71e8"/>
    </style:style>
    <style:style style:name="T5" style:family="text">
      <style:text-properties officeooo:rsid="000fea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:</text:p>
      <text:h text:style-name="P10" text:outline-level="1">Livros bibliogr<text:span text:style-name="T1">á</text:span>ficos:</text:h>
      <text:p text:style-name="P3">JavaScript: guia do programador;</text:p>
      <text:p text:style-name="P3">JavaScript: O guia definitivo;</text:p>
      <text:p text:style-name="P3">*<text:span text:style-name="T4">Aprender logica de programação em javascript. Pode ganhar tempo.</text:span></text:p>
      <text:p text:style-name="P3"/>
      <text:h text:style-name="P11" text:outline-level="1">Tipos de dados e Vari<text:span text:style-name="T3">á</text:span>veis:</text:h>
      <text:p text:style-name="P4">Variáveis = armazenar dados, que podem ser mudados ou seja variável;</text:p>
      <text:p text:style-name="P4">“No JS moderno, além de usar a palavra VAR, também usa-se a palavra LET para declarar uma variável.</text:p>
      <text:p text:style-name="P16">Const = Geralmente usada para armazenar dados quen não mudam durante a aplicação.</text:p>
      <text:p text:style-name="P16">Obs: const é uma variável que não muda.</text:p>
      <text:p text:style-name="P4"/>
      <text:h text:style-name="P12" text:outline-level="1">Data Types:</text:h>
      <text:p text:style-name="P5">Number = números inteiros, decimais, raiz, negativos,</text:p>
      <text:p text:style-name="P5">string = nomes em gerais, CPF é um tipo de string pois usa-se pontos e tals;</text:p>
      <text:p text:style-name="P5">bolean = True and false;</text:p>
      <text:p text:style-name="P5">null = nulo;</text:p>
      <text:p text:style-name="P5">underfined = definido;</text:p>
      <text:p text:style-name="P5"><text:soft-page-break/>object = Pois JS é uma linguagem referente a POO; <text:span text:style-name="T5">São os vetores ou Array.</text:span></text:p>
      <text:p text:style-name="P5">function = tipo de dados primitivos.</text:p>
      <text:p text:style-name="P5">Obs: Para saber qual é o tipo de dados de uma variavel é s’digitar no node ‘typeof var’</text:p>
      <text:p text:style-name="P2"/>
      <text:h text:style-name="P13" text:outline-level="1">Manipulaç<text:span text:style-name="T1">ão de Dados:</text:span></text:h>
      <text:p text:style-name="P8"><text:span text:style-name="T1">+ = Concatenação </text:span><text:span text:style-name="T2">= String;</text:span></text:p>
      <text:p text:style-name="P9"><text:span text:style-name="T1">+ = Adição = Numeros;</text:span></text:p>
      <text:p text:style-name="P14">Ex: var nome + var idade = nome com idade(Leo19);</text:p>
      <text:p text:style-name="P6">// + é adição quando for (number + number);</text:p>
      <text:p text:style-name="P6">// + é concatenação quando for (string + string);</text:p>
      <text:p text:style-name="P6">//Prompt não mostrou a soma pois a função dele é mostrar apenas strings.</text:p>
      <text:p text:style-name="P6">//parseInt(n); // Number inteiro;</text:p>
      <text:p text:style-name="P6"/>
      <text:p text:style-name="P6">//parseFloat(n) // Number com virgulas, números reais;</text:p>
      <text:p text:style-name="P6"/>
      <text:p text:style-name="P6">//numer(n); //Tranforma a string em number sem definição de real ou inteiro, aceita os dois valores;</text:p>
      <text:p text:style-name="P6"/>
      <text:p text:style-name="P6">//string(n); // Transforma um tipo de dados em string;</text:p>
      <text:p text:style-name="P6"/>
      <text:p text:style-name="P6">//n.toString(); // outra forma de transforma certos tipos de dados em string.</text:p>
      <text:p text:style-name="P6"/>
      <text:p text:style-name="P6">// ${n1}; = Placeholder; Chamado Template de String, faz a junção das strings de maneira mais organizada do que usando concatenação.</text:p>
      <text:p text:style-name="P7"/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6:20:13.267514531</meta:creation-date>
    <meta:editing-duration>PT51M49S</meta:editing-duration>
    <meta:editing-cycles>4</meta:editing-cycles>
    <meta:generator>LibreOffice/7.3.7.2$Linux_X86_64 LibreOffice_project/30$Build-2</meta:generator>
    <dc:date>2024-01-04T15:21:30.290112390</dc:date>
    <meta:document-statistic meta:table-count="0" meta:image-count="0" meta:object-count="0" meta:page-count="3" meta:paragraph-count="32" meta:word-count="273" meta:character-count="1600" meta:non-whitespace-character-count="1359"/>
  </office:meta>
</office:document-meta>
</file>